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cm" table:align="left"/>
    </style:style>
    <style:style style:name="Table1.A" style:family="table-column">
      <style:table-column-properties style:column-width="3.93cm"/>
    </style:style>
    <style:style style:name="Table1.B" style:family="table-column">
      <style:table-column-properties style:column-width="2.281cm"/>
    </style:style>
    <style:style style:name="Table1.C" style:family="table-column">
      <style:table-column-properties style:column-width="4.177cm"/>
    </style:style>
    <style:style style:name="Table1.D" style:family="table-column">
      <style:table-column-properties style:column-width="6.602cm"/>
    </style:style>
    <style:style style:name="Table1.A1" style:family="table-cell">
      <style:table-cell-properties style:vertical-align="middle" fo:padding="0.049cm" fo:border="none"/>
    </style:style>
    <style:style style:name="Table2" style:family="table">
      <style:table-properties style:width="16.99cm" table:align="left"/>
    </style:style>
    <style:style style:name="Table2.A" style:family="table-column">
      <style:table-column-properties style:column-width="4.791cm"/>
    </style:style>
    <style:style style:name="Table2.B" style:family="table-column">
      <style:table-column-properties style:column-width="4.817cm"/>
    </style:style>
    <style:style style:name="Table2.C" style:family="table-column">
      <style:table-column-properties style:column-width="7.382cm"/>
    </style:style>
    <style:style style:name="Table2.A1" style:family="table-cell">
      <style:table-cell-properties style:vertical-align="middle" fo:padding="0.049cm" fo:border="none"/>
    </style:style>
    <style:style style:name="P1" style:family="paragraph" style:parent-style-name="Header">
      <style:text-properties officeooo:paragraph-rsid="0020a54d"/>
    </style:style>
    <style:style style:name="P2" style:family="paragraph" style:parent-style-name="Heading_20_2">
      <style:text-properties style:font-name="Ubuntu"/>
    </style:style>
    <style:style style:name="P3" style:family="paragraph" style:parent-style-name="Heading_20_2">
      <style:paragraph-properties fo:break-before="page"/>
      <style:text-properties style:font-name="Ubuntu"/>
    </style:style>
    <style:style style:name="P4" style:family="paragraph" style:parent-style-name="Standard">
      <style:text-properties style:font-name="Ubuntu" officeooo:paragraph-rsid="0020a54d"/>
    </style:style>
    <style:style style:name="P5" style:family="paragraph" style:parent-style-name="Standard">
      <style:text-properties officeooo:paragraph-rsid="0020a54d"/>
    </style:style>
    <style:style style:name="P6"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20a54d" style:letter-kerning="true" style:font-size-asian="28pt" style:font-weight-asian="normal" style:font-name-complex="Calibri" style:font-size-complex="32pt"/>
    </style:style>
    <style:style style:name="P7" style:family="paragraph" style:parent-style-name="Table_20_Contents">
      <style:paragraph-properties fo:text-align="center" style:justify-single-word="false"/>
      <style:text-properties style:font-name="Ubuntu"/>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0a54d"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0a54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0a54d"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0a54d"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center" style:justify-single-word="false"/>
      <style:text-properties style:font-name="Ubuntu"/>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7"/>
    <style:style style:name="P18" style:family="paragraph" style:parent-style-name="Text_20_body">
      <style:text-properties style:font-name="Ubuntu"/>
    </style:style>
    <style:style style:name="P19" style:family="paragraph" style:parent-style-name="Text_20_body" style:list-style-name="L2">
      <style:text-properties style:font-name="Ubuntu"/>
    </style:style>
    <style:style style:name="P20" style:family="paragraph" style:parent-style-name="Text_20_body" style:list-style-name="L3">
      <style:text-properties style:font-name="Ubuntu"/>
    </style:style>
    <style:style style:name="P21" style:family="paragraph" style:parent-style-name="Text_20_body" style:list-style-name="L4">
      <style:text-properties style:font-name="Ubuntu"/>
    </style:style>
    <style:style style:name="P22" style:family="paragraph" style:parent-style-name="Text_20_body" style:list-style-name="L5">
      <style:text-properties style:font-name="Ubuntu"/>
    </style:style>
    <style:style style:name="P23" style:family="paragraph" style:parent-style-name="Text_20_body" style:list-style-name="L6">
      <style:text-properties style:font-name="Ubuntu"/>
    </style:style>
    <style:style style:name="P24" style:family="paragraph" style:parent-style-name="Text_20_body" style:list-style-name="L7">
      <style:text-properties style:font-name="Ubuntu"/>
    </style:style>
    <style:style style:name="P25"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20a54d" style:letter-kerning="true" style:font-size-asian="28pt" style:font-weight-asian="normal" style:font-name-complex="Calibri" style:font-size-complex="32pt"/>
    </style:style>
    <style:style style:name="P26" style:family="paragraph" style:parent-style-name="Text_20_body">
      <style:text-properties style:font-name="Ubuntu" officeooo:paragraph-rsid="0020a54d"/>
    </style:style>
    <style:style style:name="P27"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ext-properties style:font-name="Ubuntu"/>
    </style:style>
    <style:style style:name="P28" style:family="paragraph" style:parent-style-name="Text_20_body">
      <style:paragraph-properties fo:break-before="page"/>
    </style:style>
    <style:style style:name="P29" style:family="paragraph" style:parent-style-name="Title">
      <style:text-properties style:font-name="Ubuntu" fo:font-size="28pt" fo:font-weight="bold" officeooo:rsid="0020a54d" officeooo:paragraph-rsid="0020a54d" style:font-name-asian="Noto Sans CJK SC" style:font-size-asian="28pt" style:font-weight-asian="bold" style:font-name-complex="Lohit Devanagari" style:font-size-complex="28pt" style:font-weight-complex="bold"/>
    </style:style>
    <style:style style:name="T1" style:family="text">
      <style:text-properties style:font-name="Ubuntu"/>
    </style:style>
    <style:style style:name="T2" style:family="text">
      <style:text-properties style:font-name="Ubuntu"/>
    </style:style>
    <style:style style:name="T3" style:family="text">
      <style:text-properties officeooo:rsid="0049a56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29">Implementation Guide</text:p>
      <text:p text:style-name="P26"/>
      <text:p text:style-name="P4"/>
      <text:p text:style-name="P6">NanoRiego</text:p>
      <text:p text:style-name="P25"/>
      <text:h text:style-name="P3" text:outline-level="2">1. Introduction</text:h>
      <text:p text:style-name="P27">This Implementation Guide provides detailed instructions for assembling, configuring, and deploying the NanoRiego system. It includes practical steps for hardware setup, software flashing, Android app installation, and system integration. This guide is intended for developers, engineers, and technical users performing the initial deployment or maintenance of the system.</text:p>
      <text:h text:style-name="P2" text:outline-level="2">2. Bill of Materials (BOM)</text:h>
      <text:p text:style-name="P18"/>
      <table:table table:name="Table1" table:style-name="Table1">
        <table:table-column table:style-name="Table1.A"/>
        <table:table-column table:style-name="Table1.B"/>
        <table:table-column table:style-name="Table1.C"/>
        <table:table-column table:style-name="Table1.D"/>
        <table:table-header-rows>
          <table:table-row table:style-name="TableLine94622875536800">
            <table:table-cell table:style-name="Table1.A1" office:value-type="string">
              <text:p text:style-name="P14">Component</text:p>
            </table:table-cell>
            <table:table-cell table:style-name="Table1.A1" office:value-type="string">
              <text:p text:style-name="P14">Quantity</text:p>
            </table:table-cell>
            <table:table-cell table:style-name="Table1.A1" office:value-type="string">
              <text:p text:style-name="P14">Source</text:p>
            </table:table-cell>
            <table:table-cell table:style-name="Table1.A1" office:value-type="string">
              <text:p text:style-name="P14">Notes</text:p>
            </table:table-cell>
          </table:table-row>
        </table:table-header-rows>
        <table:table-row table:style-name="TableLine94622875614944">
          <table:table-cell table:style-name="Table1.A1" office:value-type="string">
            <text:p text:style-name="P7">NanoRiegoPCB</text:p>
          </table:table-cell>
          <table:table-cell table:style-name="Table1.A1" office:value-type="string">
            <text:p text:style-name="P7">1</text:p>
          </table:table-cell>
          <table:table-cell table:style-name="Table1.A1" office:value-type="string">
            <text:p text:style-name="P7">GitHub (MikeMakes)</text:p>
          </table:table-cell>
          <table:table-cell table:style-name="Table1.A1" office:value-type="string">
            <text:p text:style-name="P7">Custom printed circuit board</text:p>
          </table:table-cell>
        </table:table-row>
        <table:table-row table:style-name="TableLine94622875615248">
          <table:table-cell table:style-name="Table1.A1" office:value-type="string">
            <text:p text:style-name="P7">Arduino Nano</text:p>
          </table:table-cell>
          <table:table-cell table:style-name="Table1.A1" office:value-type="string">
            <text:p text:style-name="P7">1</text:p>
          </table:table-cell>
          <table:table-cell table:style-name="Table1.A1" office:value-type="string">
            <text:p text:style-name="P7">Amazon/AliExpress</text:p>
          </table:table-cell>
          <table:table-cell table:style-name="Table1.A1" office:value-type="string">
            <text:p text:style-name="P7">ATmega328-based board</text:p>
          </table:table-cell>
        </table:table-row>
        <table:table-row table:style-name="TableLine94622875616160">
          <table:table-cell table:style-name="Table1.A1" office:value-type="string">
            <text:p text:style-name="P7">HC-05 Bluetooth</text:p>
          </table:table-cell>
          <table:table-cell table:style-name="Table1.A1" office:value-type="string">
            <text:p text:style-name="P7">1</text:p>
          </table:table-cell>
          <table:table-cell table:style-name="Table1.A1" office:value-type="string">
            <text:p text:style-name="P7">Amazon/AliExpress</text:p>
          </table:table-cell>
          <table:table-cell table:style-name="Table1.A1" office:value-type="string">
            <text:p text:style-name="P7">3.3V logic; configure via AT cmds</text:p>
          </table:table-cell>
        </table:table-row>
        <table:table-row table:style-name="TableLine94622875617120">
          <table:table-cell table:style-name="Table1.A1" office:value-type="string">
            <text:p text:style-name="P7">DS1307 RTC Module</text:p>
          </table:table-cell>
          <table:table-cell table:style-name="Table1.A1" office:value-type="string">
            <text:p text:style-name="P7">1</text:p>
          </table:table-cell>
          <table:table-cell table:style-name="Table1.A1" office:value-type="string">
            <text:p text:style-name="P7">Amazon/AliExpress</text:p>
          </table:table-cell>
          <table:table-cell table:style-name="Table1.A1" office:value-type="string">
            <text:p text:style-name="P7">Includes backup battery</text:p>
          </table:table-cell>
        </table:table-row>
        <table:table-row table:style-name="TableLine94622875618272">
          <table:table-cell table:style-name="Table1.A1" office:value-type="string">
            <text:p text:style-name="P7">4-Relay Module</text:p>
          </table:table-cell>
          <table:table-cell table:style-name="Table1.A1" office:value-type="string">
            <text:p text:style-name="P7">1</text:p>
          </table:table-cell>
          <table:table-cell table:style-name="Table1.A1" office:value-type="string">
            <text:p text:style-name="P7">Amazon/AliExpress</text:p>
          </table:table-cell>
          <table:table-cell table:style-name="Table1.A1" office:value-type="string">
            <text:p text:style-name="P7">10A 250VAC / 30VDC rating</text:p>
          </table:table-cell>
        </table:table-row>
        <table:table-row table:style-name="TableLine94622875619296">
          <table:table-cell table:style-name="Table1.A1" office:value-type="string">
            <text:p text:style-name="P7">Resistors (R1, R2)</text:p>
          </table:table-cell>
          <table:table-cell table:style-name="Table1.A1" office:value-type="string">
            <text:p text:style-name="P7">1 each</text:p>
          </table:table-cell>
          <table:table-cell table:style-name="Table1.A1" office:value-type="string">
            <text:p text:style-name="P7">3.62kΩ, 7kΩ</text:p>
          </table:table-cell>
          <table:table-cell table:style-name="Table1.A1" office:value-type="string">
            <text:p text:style-name="P7">Logic level shifter for HC-05</text:p>
          </table:table-cell>
        </table:table-row>
        <table:table-row table:style-name="TableLine94622875620368">
          <table:table-cell table:style-name="Table1.A1" office:value-type="string">
            <text:p text:style-name="P7">USB-C Cable</text:p>
          </table:table-cell>
          <table:table-cell table:style-name="Table1.A1" office:value-type="string">
            <text:p text:style-name="P7">1</text:p>
          </table:table-cell>
          <table:table-cell table:style-name="Table1.A1" office:value-type="string">
            <text:p text:style-name="P7">—</text:p>
          </table:table-cell>
          <table:table-cell table:style-name="Table1.A1" office:value-type="string">
            <text:p text:style-name="P7">For power and programming</text:p>
          </table:table-cell>
        </table:table-row>
      </table:table>
      <text:h text:style-name="P2" text:outline-level="2"/>
      <text:h text:style-name="P2" text:outline-level="2">3. Hardware Assembly</text:h>
      <text:list xml:id="list782616279" text:style-name="L1">
        <text:list-item>
          <text:p text:style-name="P15"><text:span text:style-name="Strong_20_Emphasis"><text:span text:style-name="T1">Soldering</text:span></text:span><text:span text:style-name="T1">: Mount all modules onto the NanoRiegoPCB following the printed layout.</text:span></text:p>
        </text:list-item>
        <text:list-item>
          <text:p text:style-name="P15"><text:span text:style-name="Strong_20_Emphasis"><text:span text:style-name="T1">Bluetooth Logic Shifting</text:span></text:span><text:span text:style-name="T1">: Install R1 (3.62kΩ) and R2 (7kΩ) as voltage divider between Arduino TX and HC-05 RX.</text:span></text:p>
        </text:list-item>
        <text:list-item>
          <text:p text:style-name="P15"><text:span text:style-name="Strong_20_Emphasis"><text:span text:style-name="T1">Relay Pins</text:span></text:span><text:span text:style-name="T1">: Adjust for newer relay modules that may not align with the original PCB footprint; bridging may be required.</text:span></text:p>
        </text:list-item>
        <text:list-item>
          <text:p text:style-name="P15"><text:span text:style-name="Strong_20_Emphasis"><text:span text:style-name="T1">Power Supply</text:span></text:span><text:span text:style-name="T1">: Use USB-C or external DC source (12V max) for the system.</text:span></text:p>
        </text:list-item>
      </text:list>
      <text:p text:style-name="P28"><text:span text:style-name="T1"/></text:p>
      <text:h text:style-name="P2" text:outline-level="2">4. Firmware Flashing</text:h>
      <text:list xml:id="list720159857" text:style-name="L2">
        <text:list-item>
          <text:p text:style-name="P19">Connect Arduino Nano via USB.</text:p>
        </text:list-item>
        <text:list-item>
          <text:p text:style-name="P19">Open Arduino IDE and load the NanoRiegoPIO sketch from the GitHub repository.</text:p>
        </text:list-item>
        <text:list-item>
          <text:p text:style-name="P19">Select the correct board and port under Tools.</text:p>
        </text:list-item>
        <text:list-item>
          <text:p text:style-name="P19">Click Upload.</text:p>
        </text:list-item>
        <text:list-item>
          <text:p text:style-name="P19">Monitor serial output to confirm correct initialization and RTC detection.</text:p>
        </text:list-item>
      </text:list>
      <text:h text:style-name="P2" text:outline-level="2">5. Android Application Deployment</text:h>
      <text:list xml:id="list577784178" text:style-name="L3">
        <text:list-item>
          <text:p text:style-name="P16"><text:span text:style-name="T1">Clone the </text:span><text:span text:style-name="Source_20_Text"><text:span text:style-name="T1">NanoRiegoAPP</text:span></text:span><text:span text:style-name="T1"> Android Studio project from GitHub.</text:span></text:p>
        </text:list-item>
        <text:list-item>
          <text:p text:style-name="P20">Build and install the APK on an Android device (Android 7+ recommended).</text:p>
        </text:list-item>
        <text:list-item>
          <text:p text:style-name="P20">Grant necessary Bluetooth permissions upon first launch.</text:p>
        </text:list-item>
        <text:list-item>
          <text:p text:style-name="P20">Use the in-app Bluetooth menu to pair with the HC-05 (default PIN: 1234).</text:p>
        </text:list-item>
        <text:list-item>
          <text:p text:style-name="P20">Enable “auto-connect” and “time sync” for smooth operation.</text:p>
        </text:list-item>
      </text:list>
      <text:h text:style-name="P2" text:outline-level="2">6. System Initialization</text:h>
      <text:list xml:id="list1584992591" text:style-name="L4">
        <text:list-item>
          <text:p text:style-name="P21">Power the assembled system via USB or 12V adapter.</text:p>
        </text:list-item>
        <text:list-item>
          <text:p text:style-name="P21">Open the app and connect to the HC-05 module.</text:p>
        </text:list-item>
        <text:list-item>
          <text:p text:style-name="P21">Configure time and irrigation schedules via app UI.</text:p>
        </text:list-item>
        <text:list-item>
          <text:p text:style-name="P21">Run a manual cycle to validate relay operation and zone mapping.</text:p>
        </text:list-item>
      </text:list>
      <text:h text:style-name="P2" text:outline-level="2">7. Safety and Installation Notes</text:h>
      <text:list xml:id="list1549212019" text:style-name="L5">
        <text:list-item>
          <text:p text:style-name="P22">Use a DIN-rated auxiliary relay to drive the hydraulic pump to mitigate high-current risks.</text:p>
        </text:list-item>
        <text:list-item>
          <text:p text:style-name="P22">Ensure all valves and pump share a common ground.</text:p>
        </text:list-item>
        <text:list-item>
          <text:p text:style-name="P22">Disconnect power before handling wiring or making electrical modifications.</text:p>
        </text:list-item>
      </text:list>
      <text:h text:style-name="P2" text:outline-level="2"><text:soft-page-break/>8. Testing Checklist</text:h>
      <text:list xml:id="list3370251939" text:style-name="L6">
        <text:list-item>
          <text:p text:style-name="P23">Bluetooth connects successfully and auto-reconnects</text:p>
        </text:list-item>
        <text:list-item>
          <text:p text:style-name="P23">RTC retains time during power loss</text:p>
        </text:list-item>
        <text:list-item>
          <text:p text:style-name="P23">Relays switch correctly and drive respective zones</text:p>
        </text:list-item>
        <text:list-item>
          <text:p text:style-name="P23">Manual and scheduled modes operate as expected</text:p>
        </text:list-item>
        <text:list-item>
          <text:p text:style-name="P23">EEPROM saves and restores configuration</text:p>
          <text:p text:style-name="P23"/>
        </text:list-item>
      </text:list>
      <text:h text:style-name="P2" text:outline-level="2">9. Troubleshooting</text:h>
      <text:p text:style-name="P18"/>
      <table:table table:name="Table2" table:style-name="Table2">
        <table:table-column table:style-name="Table2.A"/>
        <table:table-column table:style-name="Table2.B"/>
        <table:table-column table:style-name="Table2.C"/>
        <table:table-header-rows>
          <table:table-row table:style-name="TableLine94622875621712">
            <table:table-cell table:style-name="Table2.A1" office:value-type="string">
              <text:p text:style-name="P14">Symptom</text:p>
            </table:table-cell>
            <table:table-cell table:style-name="Table2.A1" office:value-type="string">
              <text:p text:style-name="P14">Possible Cause</text:p>
            </table:table-cell>
            <table:table-cell table:style-name="Table2.A1" office:value-type="string">
              <text:p text:style-name="P14">Solution</text:p>
            </table:table-cell>
          </table:table-row>
        </table:table-header-rows>
        <table:table-row table:style-name="TableLine94622875672176">
          <table:table-cell table:style-name="Table2.A1" office:value-type="string">
            <text:p text:style-name="P7">App stuck on connect</text:p>
          </table:table-cell>
          <table:table-cell table:style-name="Table2.A1" office:value-type="string">
            <text:p text:style-name="P7">HC-05 not paired</text:p>
          </table:table-cell>
          <table:table-cell table:style-name="Table2.A1" office:value-type="string">
            <text:p text:style-name="P7">Pair in Android Bluetooth settings</text:p>
          </table:table-cell>
        </table:table-row>
        <table:table-row table:style-name="TableLine94622875676432">
          <table:table-cell table:style-name="Table2.A1" office:value-type="string">
            <text:p text:style-name="P7">RTC shows wrong time</text:p>
          </table:table-cell>
          <table:table-cell table:style-name="Table2.A1" office:value-type="string">
            <text:p text:style-name="P7">Sync not enabled</text:p>
          </table:table-cell>
          <table:table-cell table:style-name="Table2.A1" office:value-type="string">
            <text:p text:style-name="P7">Enable auto-sync in app</text:p>
          </table:table-cell>
        </table:table-row>
        <table:table-row table:style-name="TableLine94622875689152">
          <table:table-cell table:style-name="Table2.A1" office:value-type="string">
            <text:p text:style-name="P7">Valves not responding</text:p>
          </table:table-cell>
          <table:table-cell table:style-name="Table2.A1" office:value-type="string">
            <text:p text:style-name="P7">Incorrect relay mapping</text:p>
          </table:table-cell>
          <table:table-cell table:style-name="Table2.A1" office:value-type="string">
            <text:p text:style-name="P7">Check wiring and relay pinout</text:p>
          </table:table-cell>
        </table:table-row>
        <table:table-row table:style-name="TableLine94622875691616">
          <table:table-cell table:style-name="Table2.A1" office:value-type="string">
            <text:p text:style-name="P7">Schedule not executing</text:p>
          </table:table-cell>
          <table:table-cell table:style-name="Table2.A1" office:value-type="string">
            <text:p text:style-name="P7">RTC not detected</text:p>
          </table:table-cell>
          <table:table-cell table:style-name="Table2.A1" office:value-type="string">
            <text:p text:style-name="P7">Confirm I2C lines and power</text:p>
          </table:table-cell>
        </table:table-row>
      </table:table>
      <text:h text:style-name="P2" text:outline-level="2"/>
      <text:h text:style-name="P2" text:outline-level="2">10. Resources</text:h>
      <text:list xml:id="list2654116003" text:style-name="L7">
        <text:list-item>
          <text:p text:style-name="P17"><text:span text:style-name="T1">GitHub Repo: </text:span><text:a xlink:type="simple" xlink:href="https://github.com/MikeMakes/nanoRiego" text:style-name="Internet_20_link" text:visited-style-name="Visited_20_Internet_20_Link"><text:span text:style-name="T1">github.com/MikeMakes/nanoRiego</text:span></text:a></text:p>
        </text:list-item>
        <text:list-item>
          <text:p text:style-name="P24">Arduino Libraries: EEPROM, Wire, SoftwareSerial</text:p>
        </text:list-item>
        <text:list-item>
          <text:p text:style-name="P24">Android Studio Documentation</text:p>
          <text:p text:style-name="P24"/>
        </text:list-item>
      </text:list>
      <text:p text:style-name="Text_20_body"><text:span text:style-name="Emphasis"><text:span text:style-name="T1">This guide shall evolve in alignment with future hardware revisions, firmware updates, and user feedback.</text:span></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4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4"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4P0"/>
    </number:currency-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MP1" style:family="paragraph" style:parent-style-name="Header">
      <style:text-properties officeooo:paragraph-rsid="0020a54d"/>
    </style:style>
    <style:style style:name="MP2" style:family="paragraph" style:parent-style-name="Standard">
      <style:text-properties officeooo:paragraph-rsid="0020a54d"/>
    </style:style>
    <style:style style:name="M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0a54d"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20a54d" style:font-size-asian="12pt" style:font-style-asian="normal" style:font-weight-asian="bold" style:font-size-complex="12pt" style:font-style-complex="normal" style:font-weight-complex="bold"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0a54d" officeooo:paragraph-rsid="0020a54d"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style:font-name="Ubuntu"/>
    </style:style>
    <style:style style:name="MT2" style:family="text">
      <style:text-properties officeooo:rsid="0049a5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
        <table:table table:name="headerTable" table:style-name="headerTable">
          <table:table-column table:style-name="headerTable.A"/>
          <table:table-column table:style-name="headerTable.B"/>
          <table:table-column table:style-name="headerTable.C"/>
          <table:table-row table:style-name="TableLine94622911416128">
            <table:table-cell table:style-name="headerTable.A1" office:value-type="string">
              <text:p text:style-name="MP3"><text:a xlink:type="simple" xlink:href="http://www.github.com/MikeMakes/nanoRiego" text:style-name="Internet_20_link" text:visited-style-name="Visited_20_Internet_20_Link"><text:span text:style-name="MT1">MikeMakes</text:span></text:a></text:p>
            </table:table-cell>
            <table:table-cell table:style-name="headerTable.A1" office:value-type="string">
              <text:p text:style-name="MP4">Implementation Guide</text:p>
              <text:p text:style-name="MP5"><text:span text:style-name="MT2">N</text:span>anoRiego</text:p>
            </table:table-cell>
            <table:table-cell table:style-name="headerTable.C1" office:value-type="string">
              <text:p text:style-name="MP6">Rev 0.1</text:p>
            </table:table-cell>
          </table:table-row>
        </table:table>
        <text:p text:style-name="MP2"/>
      </style:header>
      <style:footer>
        <table:table table:name="Table3" table:style-name="Table3" table:template-name="Academic">
          <table:table-column table:style-name="Table3.A"/>
          <table:table-row table:style-name="TableLine94622924961744">
            <table:table-cell table:style-name="Table3.A1" office:value-type="string">
              <text:p text:style-name="MP7">ImplementationGuide.pdf</text:p>
              <text:p text:style-name="MP4"><text:page-number text:select-page="current">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10T21:31:59.601899298</meta:creation-date>
    <dc:date>2025-06-20T00:18:14.214495724</dc:date>
    <meta:editing-duration>PT9M20S</meta:editing-duration>
    <meta:editing-cycles>10</meta:editing-cycles>
    <meta:generator>LibreOffice/6.4.7.2$Linux_X86_64 LibreOffice_project/40$Build-2</meta:generator>
    <meta:document-statistic meta:table-count="4" meta:image-count="0" meta:object-count="0" meta:page-count="4" meta:paragraph-count="98" meta:word-count="507" meta:character-count="3263" meta:non-whitespace-character-count="2882"/>
  </office:meta>
</office:document-meta>
</file>